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10.552cm" fo:min-width="0.6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333333" draw:marker-start-width="0.252cm" draw:marker-end-width="0.252cm" draw:fill="solid" draw:fill-color="#cccccc" draw:textarea-horizontal-align="justify" draw:textarea-vertical-align="middle" draw:auto-grow-height="false" fo:min-height="10.552cm" fo:min-width="0.6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648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81aca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50938a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68253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1e6a39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2cm" svg:height="10.836cm" svg:x="2.2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3.4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4.6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5.8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7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8.2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9.4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10.6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11.8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13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.2cm" svg:height="10.836cm" svg:x="14.2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15.4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16.6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17.8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19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20.2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21.4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22.6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23.8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25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2cm" svg:height="10.836cm" svg:x="26.2cm" svg:y="1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1.1cm" svg:height="0.878cm" svg:x="2.4cm" svg:y="12.022cm">
              <draw:text-box>
                <text:p><text:span text:style-name="T1">0</text:span></text:p>
              </draw:text-box>
            </draw:frame>
            <draw:frame draw:style-name="gr3" draw:text-style-name="P3" draw:layer="layout" svg:width="1.1cm" svg:height="0.878cm" svg:x="3.6cm" svg:y="12.022cm">
              <draw:text-box>
                <text:p><text:span text:style-name="T1">1</text:span></text:p>
              </draw:text-box>
            </draw:frame>
            <draw:frame draw:style-name="gr3" draw:text-style-name="P3" draw:layer="layout" svg:width="1.1cm" svg:height="0.878cm" svg:x="4.8cm" svg:y="12.022cm">
              <draw:text-box>
                <text:p><text:span text:style-name="T1">2</text:span></text:p>
              </draw:text-box>
            </draw:frame>
            <draw:frame draw:style-name="gr3" draw:text-style-name="P3" draw:layer="layout" svg:width="1.1cm" svg:height="0.878cm" svg:x="6cm" svg:y="12.022cm">
              <draw:text-box>
                <text:p><text:span text:style-name="T1">3</text:span></text:p>
              </draw:text-box>
            </draw:frame>
            <draw:frame draw:style-name="gr3" draw:text-style-name="P3" draw:layer="layout" svg:width="1.1cm" svg:height="0.878cm" svg:x="7.2cm" svg:y="12.022cm">
              <draw:text-box>
                <text:p><text:span text:style-name="T1">4</text:span></text:p>
              </draw:text-box>
            </draw:frame>
            <draw:frame draw:style-name="gr3" draw:text-style-name="P3" draw:layer="layout" svg:width="1.1cm" svg:height="0.878cm" svg:x="8.4cm" svg:y="12.022cm">
              <draw:text-box>
                <text:p><text:span text:style-name="T1">5</text:span></text:p>
              </draw:text-box>
            </draw:frame>
            <draw:frame draw:style-name="gr3" draw:text-style-name="P3" draw:layer="layout" svg:width="1.1cm" svg:height="0.878cm" svg:x="9.6cm" svg:y="12.022cm">
              <draw:text-box>
                <text:p><text:span text:style-name="T1">6</text:span></text:p>
              </draw:text-box>
            </draw:frame>
            <draw:frame draw:style-name="gr3" draw:text-style-name="P3" draw:layer="layout" svg:width="1.1cm" svg:height="0.878cm" svg:x="10.8cm" svg:y="12.022cm">
              <draw:text-box>
                <text:p><text:span text:style-name="T1">7</text:span></text:p>
              </draw:text-box>
            </draw:frame>
            <draw:frame draw:style-name="gr3" draw:text-style-name="P3" draw:layer="layout" svg:width="1.1cm" svg:height="0.878cm" svg:x="12cm" svg:y="12.022cm">
              <draw:text-box>
                <text:p><text:span text:style-name="T1">8</text:span></text:p>
              </draw:text-box>
            </draw:frame>
            <draw:frame draw:style-name="gr3" draw:text-style-name="P3" draw:layer="layout" svg:width="1.1cm" svg:height="0.878cm" svg:x="13.2cm" svg:y="12.022cm">
              <draw:text-box>
                <text:p><text:span text:style-name="T1">9</text:span></text:p>
              </draw:text-box>
            </draw:frame>
            <draw:frame draw:style-name="gr3" draw:text-style-name="P3" draw:layer="layout" svg:width="1.2cm" svg:height="0.878cm" svg:x="14.2cm" svg:y="12.022cm">
              <draw:text-box>
                <text:p><text:span text:style-name="T1">10</text:span></text:p>
              </draw:text-box>
            </draw:frame>
            <draw:frame draw:style-name="gr3" draw:text-style-name="P3" draw:layer="layout" svg:width="1.2cm" svg:height="0.878cm" svg:x="15.5cm" svg:y="12.022cm">
              <draw:text-box>
                <text:p><text:span text:style-name="T1">11</text:span></text:p>
              </draw:text-box>
            </draw:frame>
            <draw:frame draw:style-name="gr3" draw:text-style-name="P3" draw:layer="layout" svg:width="1.2cm" svg:height="0.878cm" svg:x="16.7cm" svg:y="12.022cm">
              <draw:text-box>
                <text:p><text:span text:style-name="T1">12</text:span></text:p>
              </draw:text-box>
            </draw:frame>
            <draw:frame draw:style-name="gr3" draw:text-style-name="P3" draw:layer="layout" svg:width="1.2cm" svg:height="0.878cm" svg:x="17.9cm" svg:y="12.022cm">
              <draw:text-box>
                <text:p><text:span text:style-name="T1">13</text:span></text:p>
              </draw:text-box>
            </draw:frame>
            <draw:frame draw:style-name="gr3" draw:text-style-name="P3" draw:layer="layout" svg:width="1.2cm" svg:height="0.878cm" svg:x="19.1cm" svg:y="12.022cm">
              <draw:text-box>
                <text:p><text:span text:style-name="T1">14</text:span></text:p>
              </draw:text-box>
            </draw:frame>
            <draw:frame draw:style-name="gr3" draw:text-style-name="P3" draw:layer="layout" svg:width="1.2cm" svg:height="0.878cm" svg:x="20.3cm" svg:y="12.022cm">
              <draw:text-box>
                <text:p><text:span text:style-name="T1">15</text:span></text:p>
              </draw:text-box>
            </draw:frame>
            <draw:frame draw:style-name="gr3" draw:text-style-name="P3" draw:layer="layout" svg:width="1.2cm" svg:height="0.878cm" svg:x="21.5cm" svg:y="12.022cm">
              <draw:text-box>
                <text:p><text:span text:style-name="T1">16</text:span></text:p>
              </draw:text-box>
            </draw:frame>
            <draw:frame draw:style-name="gr3" draw:text-style-name="P3" draw:layer="layout" svg:width="1.2cm" svg:height="0.878cm" svg:x="22.8cm" svg:y="12.022cm">
              <draw:text-box>
                <text:p><text:span text:style-name="T1">17</text:span></text:p>
              </draw:text-box>
            </draw:frame>
            <draw:frame draw:style-name="gr3" draw:text-style-name="P3" draw:layer="layout" svg:width="1.2cm" svg:height="0.878cm" svg:x="24cm" svg:y="12.022cm">
              <draw:text-box>
                <text:p><text:span text:style-name="T1">18</text:span></text:p>
              </draw:text-box>
            </draw:frame>
            <draw:frame draw:style-name="gr3" draw:text-style-name="P3" draw:layer="layout" svg:width="1.2cm" svg:height="0.878cm" svg:x="25.2cm" svg:y="12.022cm">
              <draw:text-box>
                <text:p><text:span text:style-name="T1">19</text:span></text:p>
              </draw:text-box>
            </draw:frame>
            <draw:frame draw:style-name="gr3" draw:text-style-name="P3" draw:layer="layout" svg:width="1.2cm" svg:height="0.878cm" svg:x="26.4cm" svg:y="12.022cm">
              <draw:text-box>
                <text:p><text:span text:style-name="T1">20</text:span></text:p>
              </draw:text-box>
            </draw:frame>
            <draw:frame draw:style-name="gr4" draw:text-style-name="P4" draw:layer="layout" svg:width="1.483cm" svg:height="0.962cm" svg:x="14.117cm" svg:y="12.7cm">
              <draw:text-box>
                <text:p>CB</text:p>
              </draw:text-box>
            </draw:frame>
            <draw:custom-shape draw:style-name="gr5" draw:text-style-name="P1" draw:layer="layout" svg:width="1.2cm" svg:height="1.4cm" svg:x="14.2cm" svg:y="12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6" draw:text-style-name="P5" draw:layer="layout" svg:x1="13.5cm" svg:y1="1.909cm" svg:x2="16.1cm" svg:y2="1.909cm">
            <text:p/>
          </draw:line>
          <draw:line draw:style-name="gr6" draw:text-style-name="P5" draw:layer="layout" svg:x1="12.5cm" svg:y1="2.894cm" svg:x2="17.3cm" svg:y2="2.894cm">
            <text:p/>
          </draw:line>
          <draw:line draw:style-name="gr7" draw:text-style-name="P5" draw:layer="layout" svg:x1="11.3cm" svg:y1="3.879cm" svg:x2="18.4cm" svg:y2="3.879cm">
            <text:p/>
          </draw:line>
          <draw:line draw:style-name="gr7" draw:text-style-name="P5" draw:layer="layout" svg:x1="10cm" svg:y1="4.864cm" svg:x2="19.6cm" svg:y2="4.864cm">
            <text:p/>
          </draw:line>
          <draw:line draw:style-name="gr8" draw:text-style-name="P5" draw:layer="layout" svg:x1="8.8cm" svg:y1="5.849cm" svg:x2="20.8cm" svg:y2="5.849cm">
            <text:p/>
          </draw:line>
          <draw:line draw:style-name="gr8" draw:text-style-name="P5" draw:layer="layout" svg:x1="7.6cm" svg:y1="6.834cm" svg:x2="22.1cm" svg:y2="6.834cm">
            <text:p/>
          </draw:line>
          <draw:line draw:style-name="gr9" draw:text-style-name="P5" draw:layer="layout" svg:x1="6.3cm" svg:y1="7.819cm" svg:x2="23.2cm" svg:y2="7.819cm">
            <text:p/>
          </draw:line>
          <draw:line draw:style-name="gr9" draw:text-style-name="P5" draw:layer="layout" svg:x1="5.1cm" svg:y1="8.805cm" svg:x2="24.5cm" svg:y2="8.805cm">
            <text:p/>
          </draw:line>
          <draw:line draw:style-name="gr9" draw:text-style-name="P5" draw:layer="layout" svg:x1="4.1cm" svg:y1="9.79cm" svg:x2="25.6cm" svg:y2="9.79cm">
            <text:p/>
          </draw:line>
          <draw:line draw:style-name="gr9" draw:text-style-name="P5" draw:layer="layout" svg:x1="2.8cm" svg:y1="10.709cm" svg:x2="26.8cm" svg:y2="10.84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2-06T13:34:03.532700509</meta:creation-date>
    <dc:date>2020-10-23T13:33:47.217976182</dc:date>
    <meta:editing-duration>PT7M43S</meta:editing-duration>
    <meta:editing-cycles>3</meta:editing-cycles>
    <meta:generator>LibreOffice/7.0.2.2$Linux_X86_64 LibreOffice_project/00$Build-2</meta:generator>
    <meta:document-statistic meta:object-count="56"/>
  </office:meta>
</office:document-meta>
</file>